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ac6ec" officeooo:paragraph-rsid="001ac6ec"/>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1ac6ec" officeooo:paragraph-rsid="001ac6ec"/>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fo:font-style="italic" fo:font-weight="bold" officeooo:rsid="001ac6ec" officeooo:paragraph-rsid="001ac6ec" style:font-style-asian="italic" style:font-weight-asian="bold" style:font-style-complex="italic"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od is not mocked! - Galatians</text:span> 6:7-8</text:p>
      <text:p text:style-name="P3">Do not be deceived: God cannot be mocked. A man reaps what he sows. Whoever sows to please their flesh, from the flesh will reap destruction; whoever sows to please the Spirit, from the Spirit will reap eternal life. </text:p>
      <text:p text:style-name="P2">In society today there is a lot of people who mock God. It is no longer something that is done in dark rooms or back corners. It is open and in your face mockery. It is blatant and unrelenting. The world wants you to believe that God does not exist so mocking something that is fake or false does not have any consequence. They believe that they are their own gods and the God we worship is bigoted and hateful. Unfortunately for the world they are wrong, and will one day be forced to come face to face to the One they have mocked.</text:p>
      <text:p text:style-name="P2">This is not exactly a secret. Everyone in this room knows what is said openly about Jesus and about our Father. They laugh at us and try to make us conform to their way of thinking. While we try to sow seeds of the Spirit, they will come and try and snatch it up. They are acting on behalf of their real father. As Jesus said in John 8:44 “You are of your father the devil, and your will is to do your father's desires. He was a murderer from the beginning, and does not stand in the truth, because there is no truth in him. When he lies, he speaks out of his own character, for he is a liar and the father of lies.”</text:p>
      <text:p text:style-name="P2">We have a duty as Christians to stand for the truth and when we see people openly mocking our God we are not to stay silent. We should be warning them of the scriptures and telling them that one day they will have to stand before Him. Our God will not be mocked. They bible says in our scripture that He cannot be mocked, and that that man will reap what he sows. This is not something that is warm and fuzzy that the world wants to hear, but it is the truth. And as John 8:32 says “The truth will set you free”. </text:p>
      <text:p text:style-name="P2">This week let us remember to live our lives as Christ. Read our Bibles, Pray to our Father and present the truth of the Gospel wherever we may g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20:06:00.660538287</meta:creation-date>
    <dc:title>default</dc:title>
    <meta:editing-duration>PT25M15S</meta:editing-duration>
    <meta:editing-cycles>2</meta:editing-cycles>
    <meta:generator>LibreOffice/7.4.3.2$Linux_X86_64 LibreOffice_project/40$Build-2</meta:generator>
    <dc:date>2023-01-14T20:31:14.726302456</dc:date>
    <meta:document-statistic meta:table-count="0" meta:image-count="0" meta:object-count="0" meta:page-count="1" meta:paragraph-count="6" meta:word-count="409" meta:character-count="2061" meta:non-whitespace-character-count="1655"/>
    <meta:template xlink:type="simple" xlink:actuate="onRequest" xlink:title="default" xlink:href="../../../../../../../home/pastorczo13/.config/libreoffice/4/user/template/default.ott" meta:date="2023-01-14T20:05:59.889662368"/>
  </office:meta>
</office:document-meta>
</file>